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70f5" officeooo:paragraph-rsid="000470f5"/>
    </style:style>
    <style:style style:name="P2" style:family="paragraph" style:parent-style-name="Table_20_Contents">
      <style:text-properties officeooo:rsid="0004e9a0" officeooo:paragraph-rsid="0004e9a0"/>
    </style:style>
    <style:style style:name="P3" style:family="paragraph" style:parent-style-name="Table_20_Contents">
      <style:text-properties fo:font-weight="bold" officeooo:rsid="0004e9a0" officeooo:paragraph-rsid="0004e9a0" style:font-weight-asian="bold" style:font-weight-complex="bold"/>
    </style:style>
    <style:style style:name="P4" style:family="paragraph" style:parent-style-name="Table_20_Contents">
      <style:text-properties officeooo:rsid="0007aa3a" officeooo:paragraph-rsid="0007aa3a"/>
    </style:style>
    <style:style style:name="P5" style:family="paragraph" style:parent-style-name="Table_20_Contents">
      <style:text-properties officeooo:rsid="000a8e8d" officeooo:paragraph-rsid="000a8e8d"/>
    </style:style>
    <style:style style:name="P6" style:family="paragraph" style:parent-style-name="Table_20_Contents">
      <style:text-properties officeooo:rsid="000c4539" officeooo:paragraph-rsid="000c4539"/>
    </style:style>
    <style:style style:name="P7" style:family="paragraph" style:parent-style-name="Table_20_Contents">
      <style:text-properties officeooo:rsid="000eb328" officeooo:paragraph-rsid="000eb328"/>
    </style:style>
    <style:style style:name="P8" style:family="paragraph" style:parent-style-name="Table_20_Contents">
      <style:text-properties officeooo:rsid="00126a0c" officeooo:paragraph-rsid="00126a0c"/>
    </style:style>
    <style:style style:name="P9" style:family="paragraph" style:parent-style-name="Table_20_Contents">
      <style:text-properties officeooo:rsid="001457ca" officeooo:paragraph-rsid="001457ca"/>
    </style:style>
    <style:style style:name="P10" style:family="paragraph" style:parent-style-name="Table_20_Contents">
      <style:text-properties officeooo:rsid="001af411" officeooo:paragraph-rsid="001af411"/>
    </style:style>
    <style:style style:name="P11" style:family="paragraph" style:parent-style-name="Table_20_Contents">
      <style:text-properties officeooo:rsid="001b7341" officeooo:paragraph-rsid="001b7341"/>
    </style:style>
    <style:style style:name="P12" style:family="paragraph" style:parent-style-name="Table_20_Contents">
      <style:text-properties officeooo:rsid="001d58ea" officeooo:paragraph-rsid="001d58ea"/>
    </style:style>
    <style:style style:name="P13" style:family="paragraph" style:parent-style-name="Table_20_Contents">
      <style:text-properties officeooo:rsid="001fc2bc" officeooo:paragraph-rsid="001fc2bc"/>
    </style:style>
    <style:style style:name="P14" style:family="paragraph" style:parent-style-name="Table_20_Contents">
      <style:text-properties officeooo:rsid="00212daf" officeooo:paragraph-rsid="00212daf"/>
    </style:style>
    <style:style style:name="P15" style:family="paragraph" style:parent-style-name="Table_20_Contents">
      <style:text-properties officeooo:rsid="002649e3" officeooo:paragraph-rsid="002649e3"/>
    </style:style>
    <style:style style:name="P16" style:family="paragraph" style:parent-style-name="Table_20_Contents">
      <style:text-properties officeooo:rsid="0028a286" officeooo:paragraph-rsid="0028a286"/>
    </style:style>
    <style:style style:name="P17" style:family="paragraph" style:parent-style-name="Table_20_Contents">
      <style:text-properties officeooo:rsid="002c8c2b" officeooo:paragraph-rsid="002c8c2b"/>
    </style:style>
    <style:style style:name="P18" style:family="paragraph" style:parent-style-name="Table_20_Contents">
      <style:text-properties officeooo:rsid="002ffd2e" officeooo:paragraph-rsid="002ffd2e"/>
    </style:style>
    <style:style style:name="P19" style:family="paragraph" style:parent-style-name="Table_20_Contents">
      <style:text-properties officeooo:rsid="0031c208" officeooo:paragraph-rsid="0031c208"/>
    </style:style>
    <style:style style:name="T1" style:family="text">
      <style:text-properties officeooo:rsid="000a8e8d"/>
    </style:style>
    <style:style style:name="T2" style:family="text">
      <style:text-properties officeooo:rsid="00128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BL Network Notes:</text:p>
      <text:p text:style-name="P1"/>
      <text:p text:style-name="P1">Link: <text:a xlink:type="simple" xlink:href="https://www.thrillist.com/travel/nation/most-bike-friendly-cities-in-the-us" text:style-name="Internet_20_link" text:visited-style-name="Visited_20_Internet_20_Link">https://www.thrillist.com/travel/nation/most-bike-friendly-cities-in-the-us</text:a> </text:p>
      <text:p text:style-name="P1"/>
      <text:p text:style-name="P1">Vaunted Top 10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ity</text:p>
          </table:table-cell>
          <table:table-cell table:style-name="Table1.B1" office:value-type="string">
            <text:p text:style-name="P3">Data S<text:span text:style-name="T2">ource</text:span></text:p>
          </table:table-cell>
        </table:table-row>
        <table:table-row>
          <table:table-cell table:style-name="Table1.A2" office:value-type="string">
            <text:p text:style-name="P2">Chicago, IL</text:p>
          </table:table-cell>
          <table:table-cell table:style-name="Table1.B2" office:value-type="string">
            <text:p text:style-name="P9"><text:a xlink:type="simple" xlink:href="https://data.cityofchicago.org/Transportation/Bike-Routes/3w5d-sru8/data" text:style-name="Internet_20_link" text:visited-style-name="Visited_20_Internet_20_Link">https://data.cityofchicago.org/Transportation/Bike-Routes/3w5d-sru8/data</text:a> </text:p>
          </table:table-cell>
        </table:table-row>
        <table:table-row>
          <table:table-cell table:style-name="Table1.A2" office:value-type="string">
            <text:p text:style-name="P2">Boulder, CO</text:p>
          </table:table-cell>
          <table:table-cell table:style-name="Table1.B2" office:value-type="string">
            <text:p text:style-name="P10"><text:a xlink:type="simple" xlink:href="https://bouldercolorado.gov/open-data/city-of-boulder-multi-use-paths/" text:style-name="Internet_20_link" text:visited-style-name="Visited_20_Internet_20_Link">https://bouldercolorado.gov/open-data/city-of-boulder-multi-use-paths/</text:a> </text:p>
          </table:table-cell>
        </table:table-row>
        <table:table-row>
          <table:table-cell table:style-name="Table1.A2" office:value-type="string">
            <text:p text:style-name="P2">Minneapolis-Saint Paul, <text:span text:style-name="T1">MN</text:span></text:p>
          </table:table-cell>
          <table:table-cell table:style-name="Table1.B2" office:value-type="string">
            <text:p text:style-name="P11"><text:a xlink:type="simple" xlink:href="http://opendata.minneapolismn.gov/datasets/7076d964eeab481bb37632b28b8cdcbd_0" text:style-name="Internet_20_link" text:visited-style-name="Visited_20_Internet_20_Link">http://opendata.minneapolismn.gov/datasets/7076d964eeab481bb37632b28b8cdcbd_0</text:a> </text:p>
          </table:table-cell>
        </table:table-row>
        <table:table-row>
          <table:table-cell table:style-name="Table1.A2" office:value-type="string">
            <text:p text:style-name="P4">Washington, DC</text:p>
          </table:table-cell>
          <table:table-cell table:style-name="Table1.B2" office:value-type="string">
            <text:p text:style-name="P12"><text:a xlink:type="simple" xlink:href="http://opendata.dc.gov/datasets/bicycle-lanes?geometry=-77.265%2C38.852%2C-76.743%2C38.945" text:style-name="Internet_20_link" text:visited-style-name="Visited_20_Internet_20_Link">http://opendata.dc.gov/datasets/bicycle-lanes?geometry=-77.265%2C38.852%2C-76.743%2C38.945</text:a> </text:p>
          </table:table-cell>
        </table:table-row>
        <table:table-row>
          <table:table-cell table:style-name="Table1.A2" office:value-type="string">
            <text:p text:style-name="P19">Seattle, WA</text:p>
          </table:table-cell>
          <table:table-cell table:style-name="Table1.B2" office:value-type="string">
            <text:p text:style-name="P13"><text:a xlink:type="simple" xlink:href="https://data-seattlecitygis.opendata.arcgis.com/datasets/existing-bike-facilities" text:style-name="Internet_20_link" text:visited-style-name="Visited_20_Internet_20_Link">https://data-seattlecitygis.opendata.arcgis.com/datasets/existing-bike-facilities</text:a> </text:p>
          </table:table-cell>
        </table:table-row>
        <table:table-row>
          <table:table-cell table:style-name="Table1.A2" office:value-type="string">
            <text:p text:style-name="P5">New York City, NY</text:p>
          </table:table-cell>
          <table:table-cell table:style-name="Table1.B2" office:value-type="string">
            <text:p text:style-name="P14"><text:a xlink:type="simple" xlink:href="https://data.cityofnewyork.us/Transportation/Bike-Routes/7vsa-caz7" text:style-name="Internet_20_link" text:visited-style-name="Visited_20_Internet_20_Link">https://data.cityofnewyork.us/Transportation/Bike-Routes/7vsa-caz7</text:a> </text:p>
          </table:table-cell>
        </table:table-row>
        <table:table-row>
          <table:table-cell table:style-name="Table1.A2" office:value-type="string">
            <text:p text:style-name="P6">Madison, WI</text:p>
          </table:table-cell>
          <table:table-cell table:style-name="Table1.B2" office:value-type="string">
            <text:p text:style-name="P15"><text:a xlink:type="simple" xlink:href="https://data-cityofmadison.opendata.arcgis.com/datasets/bike-paths" text:style-name="Internet_20_link" text:visited-style-name="Visited_20_Internet_20_Link">https://data-cityofmadison.opendata.arcgis.com/datasets/bike-paths</text:a> </text:p>
          </table:table-cell>
        </table:table-row>
        <table:table-row>
          <table:table-cell table:style-name="Table1.A2" office:value-type="string">
            <text:p text:style-name="P7">Boise, ID</text:p>
          </table:table-cell>
          <table:table-cell table:style-name="Table1.B2" office:value-type="string">
            <text:p text:style-name="P16">N/A</text:p>
          </table:table-cell>
        </table:table-row>
        <table:table-row>
          <table:table-cell table:style-name="Table1.A2" office:value-type="string">
            <text:p text:style-name="P7">San Francisco, CA</text:p>
          </table:table-cell>
          <table:table-cell table:style-name="Table1.B2" office:value-type="string">
            <text:p text:style-name="P18"><text:a xlink:type="simple" xlink:href="https://data.sfgov.org/Transportation/SFMTA-Bikeway-Network/aupf-nbjc" text:style-name="Internet_20_link" text:visited-style-name="Visited_20_Internet_20_Link">https://data.sfgov.org/Transportation/SFMTA-Bikeway-Network/aupf-nbjc</text:a> </text:p>
          </table:table-cell>
        </table:table-row>
        <table:table-row>
          <table:table-cell table:style-name="Table1.A2" office:value-type="string">
            <text:p text:style-name="P8">Portland, OR</text:p>
          </table:table-cell>
          <table:table-cell table:style-name="Table1.B2" office:value-type="string">
            <text:p text:style-name="P17"><text:a xlink:type="simple" xlink:href="https://gis-pdx.opendata.arcgis.com/datasets/bicycle-network" text:style-name="Internet_20_link" text:visited-style-name="Visited_20_Internet_20_Link">https://gis-pdx.opendata.arcgis.com/datasets/bicycle-network</text:a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5:04.870000000</meta:creation-date>
    <dc:date>2018-06-02T09:50:12.031000000</dc:date>
    <meta:editing-duration>PT2H28M58S</meta:editing-duration>
    <meta:editing-cycles>21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25" meta:word-count="45" meta:character-count="932" meta:non-whitespace-character-count="902"/>
  </office:meta>
</office:document-meta>
</file>